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hin solid #000000" style:vertical-align="top" fo:wrap-option="wrap" style:repeat-content="false"/>
      <style:paragraph-properties fo:text-align="start" fo:margin-left="0cm"/>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4"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5" style:family="table-cell" style:parent-style-name="Default" style:data-style-name="N1">
      <style:table-cell-properties fo:border="thin solid #000000" style:vertical-align="automatic"/>
    </style:style>
    <style:style style:name="ce16" style:family="table-cell" style:parent-style-name="Default" style:data-style-name="N36">
      <style:table-cell-properties fo:border="thin solid #000000" style:vertical-align="automatic"/>
    </style:style>
    <style:style style:name="ce17" style:family="table-cell" style:parent-style-name="Default" style:data-style-name="N0">
      <style:table-cell-properties fo:border="thin solid #000000" style:vertical-align="automatic" style:repeat-content="false"/>
      <style:paragraph-properties fo:text-align="center"/>
    </style:style>
    <style:style style:name="ce18"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30716666666667cm"/>
    </style:style>
    <style:style style:name="co6" style:family="table-column">
      <style:table-column-properties fo:break-before="auto" style:column-width="4.1275cm"/>
    </style:style>
    <style:style style:name="co7" style:family="table-column">
      <style:table-column-properties fo:break-before="auto" style:column-width="5.6515cm"/>
    </style:style>
    <style:style style:name="co8" style:family="table-column">
      <style:table-column-properties fo:break-before="auto" style:column-width="2.07433333333333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ro1" style:family="table-row">
      <style:table-row-properties style:row-height="25.8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52.8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9">
            <office:annotation draw:style-name="a0" svg:x="2.58333333333333in" svg:y="0.00833333333333333in" svg:width="4.075in" svg:height="0.925in">
              <dc:creator>JoseR</dc:creator>
              <text:p><text:span text:style-name="T1">La Decisión (UE) 2018/1524, en su apartado 3.3 indica que si cualquiera de las páginas de la muestra seleccionada es una etapa de un proceso, deberán verificarse todas las etapas del proceso. Los procesos son posibles casos de uso del sitio web por parte de los usuarios.</text:span></text:p>
            </office:annotation>
            <text:p>Procesos</text:p>
          </table:table-cell>
          <table:table-cell office:value-type="string" table:style-name="ce5">
            <office:annotation draw:style-name="a1" svg:x="4.69166666666667in" svg:y="0.00833333333333333in" svg:width="3.14166666666667in" svg:height="0.583333333333333in">
              <dc:creator>JoseR</dc:creator>
              <text:p><text:span text:style-name="T1">Indicar las páginas de la muestra que un usuario debe recorrer para realizar el proceso o caso de uso.</text:span></text:p>
            </office:annotation>
            <text:p>Páginas implicadas en un proceso</text:p>
          </table:table-cell>
          <table:table-cell office:value-type="string" table:style-name="ce19">
            <text:p>Observaciones</text:p>
          </table:table-cell>
          <table:table-cell table:number-columns-repeated="16381"/>
        </table:table-row>
        <table:table-row table:style-name="ro2">
          <table:table-cell office:value-type="string" table:number-columns-spanned="1" table:number-rows-spanned="4" table:style-name="ce18">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18">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18">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5" table:default-cell-style-name="ce1"/>
        <table:table-row table:style-name="ro3">
          <table:table-cell office:value-type="string" table:style-name="ce14">
            <text:p>Número requisito</text:p>
            <text:p>Según Tabla A.1 de la norma</text:p>
          </table:table-cell>
          <table:table-cell office:value-type="string" table:style-name="ce14">
            <text:p>Requisito<text:s/></text:p>
            <text:p>UNE-EN 301549:2022</text:p>
            <text:p>EN301549 V3.2.1 (2021)</text:p>
          </table:table-cell>
          <table:table-cell office:value-type="string" table:style-name="ce11">
            <text:p>Págin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1.8833333333333in" svg:y="0in" svg:width="2.8in" svg:height="0.841666666666667in">
              <dc:creator>JoseR</dc:creator>
              <text:p><text:span text:style-name="T2">Se recomienda indicar el número de elementos que no cumplen el requisito en la página.<text:s/></text:span></text:p>
              <text:p><text:span text:style-name="T2">Por ejemplo, en el requisito 9.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2.7583333333333in" svg:y="0in" svg:width="2.48333333333333in" svg:height="1.38333333333333in">
              <dc:creator>JoseR</dc:creator>
              <text:p><text:span text:style-name="T1">Se recomienda indicar el número total de elementos a los que afecta el requisito.<text:s/></text:span></text:p>
              <text:p><text:span text:style-name="T1">Por ejemplo, en el requisito 9.1.1.1, si hay 10 imágenes, se indicaría en esta celda el valor 10.</text:span></text:p>
            </office:annotation>
            <text:p>(Opcional) Total elementos</text:p>
          </table:table-cell>
          <table:table-cell office:value-type="string" table:style-name="ce11">
            <office:annotation draw:style-name="a4" svg:x="13.85in" svg:y="0in" svg:width="1.49166666666667in" svg:height="3.50833333333333in">
              <dc:creator>JoseR</dc:creator>
              <text:p><text:span text:style-name="T2">Puede ser útil calcular el grado de incumplimento de un requisito en una página, para tener una idea de lo que faltaría para que se cumpliera. Se recomienda indicar aquí el resultado de dividir el número de elementos incorrectos entre el total de elementos.<text:s/></text:span></text:p>
              <text:p><text:span text:style-name="T2">Por ejemplo, en el requisito 9.1.1.1, si la página tiene 10 imágenes, y sólo hay 2 sin texto alternativo, el incumplimiento sería 2/10=0,2.<text:s/></text:span></text:p>
            </office:annotation>
            <text:p>(Opcional) Incumplimiento (0 a 1)</text:p>
          </table:table-cell>
          <table:table-cell table:number-columns-repeated="16375"/>
        </table:table-row>
        <table:table-row table:style-name="ro4">
          <table:table-cell office:value-type="float" office:value="1" table:style-name="ce12">
            <text:p>1</text:p>
          </table:table-cell>
          <table:table-cell office:value-type="string" table:style-name="ce12">
            <text:p>5.2 Activación de características de accesi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2" table:style-name="ce12">
            <text:p>2</text:p>
          </table:table-cell>
          <table:table-cell office:value-type="string" table:style-name="ce12">
            <text:p>5.3 Biométric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3" table:style-name="ce12">
            <text:p>3</text:p>
          </table:table-cell>
          <table:table-cell office:value-type="string" table:style-name="ce12">
            <text:p>5.4 Preservación de la información de accesibilidad durante una convers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 table:style-name="ce12">
            <text:p>4</text:p>
          </table:table-cell>
          <table:table-cell office:value-type="string" table:style-name="ce12">
            <text:p>6.1 Anchura de banda para voz</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 table:style-name="ce12">
            <text:p>5</text:p>
          </table:table-cell>
          <table:table-cell office:value-type="string" table:style-name="ce12">
            <text:p>6.2.1.1 Comunicación mediante RTT</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 table:style-name="ce12">
            <text:p>6</text:p>
          </table:table-cell>
          <table:table-cell office:value-type="string" table:style-name="ce12">
            <text:p>6.2.1.2 Voz y texto simultáne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7" table:style-name="ce12">
            <text:p>7</text:p>
          </table:table-cell>
          <table:table-cell office:value-type="string" table:style-name="ce12">
            <text:p>6.2.2.1 Presentación en pantalla diferenciable visualment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8" table:style-name="ce12">
            <text:p>8</text:p>
          </table:table-cell>
          <table:table-cell office:value-type="string" table:style-name="ce12">
            <text:p>6.2.2.2 Dirección de envío y recepción determinable por softwar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 table:style-name="ce12">
            <text:p>9</text:p>
          </table:table-cell>
          <table:table-cell office:value-type="string" table:style-name="ce12">
            <text:p>6.2.2.3 Identificación del hablant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 table:style-name="ce12">
            <text:p>10</text:p>
          </table:table-cell>
          <table:table-cell office:value-type="string" table:style-name="ce12">
            <text:p>6.2.2.4 Indicador visual de audio con RTT</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1" table:style-name="ce12">
            <text:p>11</text:p>
          </table:table-cell>
          <table:table-cell office:value-type="string" table:style-name="ce12">
            <text:p>6.2.3 a) Interopera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2" table:style-name="ce12">
            <text:p>12</text:p>
          </table:table-cell>
          <table:table-cell office:value-type="string" table:style-name="ce12">
            <text:p>6.2.3 b) Interopera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3" table:style-name="ce12">
            <text:p>13</text:p>
          </table:table-cell>
          <table:table-cell office:value-type="string" table:style-name="ce12">
            <text:p>6.2.3 c) Interopera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4" table:style-name="ce12">
            <text:p>14</text:p>
          </table:table-cell>
          <table:table-cell office:value-type="string" table:style-name="ce12">
            <text:p>6.2.3 d) Interopera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5" table:style-name="ce12">
            <text:p>15</text:p>
          </table:table-cell>
          <table:table-cell office:value-type="string" table:style-name="ce12">
            <text:p>6.2.4 Capacidad de respuesta de RTT</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6" table:style-name="ce12">
            <text:p>16</text:p>
          </table:table-cell>
          <table:table-cell office:value-type="string" table:style-name="ce12">
            <text:p>6.3 Identificación de llamad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7" table:style-name="ce13">
            <text:p>17</text:p>
          </table:table-cell>
          <table:table-cell office:value-type="string" table:style-name="ce13">
            <text:p>6.4 Alternativas a los servicios basados en voz</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8" table:style-name="ce13">
            <text:p>18</text:p>
          </table:table-cell>
          <table:table-cell office:value-type="string" table:style-name="ce13">
            <text:p>6.5.2 a) Resolu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9" table:style-name="ce13">
            <text:p>19</text:p>
          </table:table-cell>
          <table:table-cell office:value-type="string" table:style-name="ce13">
            <text:p>6.5.3 a) Frecuencia de image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0" table:style-name="ce13">
            <text:p>20</text:p>
          </table:table-cell>
          <table:table-cell office:value-type="string" table:style-name="ce13">
            <text:p>6.5.4 Sincronización de audio y víde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1" table:style-name="ce13">
            <text:p>21</text:p>
          </table:table-cell>
          <table:table-cell office:value-type="string" table:style-name="ce13">
            <text:p>6.5.5 Indicador visual de audio con víde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22" table:style-name="ce13">
            <text:p>22</text:p>
          </table:table-cell>
          <table:table-cell office:value-type="string" table:style-name="ce13">
            <text:p>6.5.6 Identificación del hablante con comunicación por vídeo (lengua de sign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3" table:style-name="ce13">
            <text:p>23</text:p>
          </table:table-cell>
          <table:table-cell office:value-type="string" table:style-name="ce13">
            <text:p>7.1.1 Reproducción del subtitu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4" table:style-name="ce13">
            <text:p>24</text:p>
          </table:table-cell>
          <table:table-cell office:value-type="string" table:style-name="ce13">
            <text:p>7.1.2 Sincronización del subtitu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5" table:style-name="ce13">
            <text:p>25</text:p>
          </table:table-cell>
          <table:table-cell office:value-type="string" table:style-name="ce13">
            <text:p>7.1.3 Preservación del subtitu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6" table:style-name="ce13">
            <text:p>26</text:p>
          </table:table-cell>
          <table:table-cell office:value-type="string" table:style-name="ce13">
            <text:p>7.1.4 Características de los subtítul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27" table:style-name="ce13">
            <text:p>27</text:p>
          </table:table-cell>
          <table:table-cell office:value-type="string" table:style-name="ce13">
            <text:p>7.1.5 Subtítulos hablad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8" table:style-name="ce13">
            <text:p>28</text:p>
          </table:table-cell>
          <table:table-cell office:value-type="string" table:style-name="ce13">
            <text:p>7.2.1 Reproducción de la audiodescrip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9" table:style-name="ce13">
            <text:p>29</text:p>
          </table:table-cell>
          <table:table-cell office:value-type="string" table:style-name="ce13">
            <text:p>7.2.2 Sincronización de la audiodescrip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0" table:style-name="ce13">
            <text:p>30</text:p>
          </table:table-cell>
          <table:table-cell office:value-type="string" table:style-name="ce13">
            <text:p>7.2.3 Preservación de la audiodescrip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31" table:style-name="ce13">
            <text:p>31</text:p>
          </table:table-cell>
          <table:table-cell office:value-type="string" table:style-name="ce13">
            <text:p>7.3 Controles de usuario para subtítulos y audiodescrip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2" table:style-name="ce13">
            <text:p>32</text:p>
          </table:table-cell>
          <table:table-cell office:value-type="string" table:style-name="ce13">
            <text:p>9.1.1.1 Contenido no textual</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3" table:style-name="ce13">
            <text:p>33</text:p>
          </table:table-cell>
          <table:table-cell office:value-type="string" table:style-name="ce13">
            <text:p>9.1.2.1 Solo audio y solo vídeo (grab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4" table:style-name="ce13">
            <text:p>34</text:p>
          </table:table-cell>
          <table:table-cell office:value-type="string" table:style-name="ce13">
            <text:p>9.1.2.2 Subtítulos (grabad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35" table:style-name="ce13">
            <text:p>35</text:p>
          </table:table-cell>
          <table:table-cell office:value-type="string" table:style-name="ce13">
            <text:p>9.1.2.3 Audiodescripción o contenido multimedia alternativo (grab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6" table:style-name="ce13">
            <text:p>36</text:p>
          </table:table-cell>
          <table:table-cell office:value-type="string" table:style-name="ce13">
            <text:p>9.1.2.5 Audiodescripción (grabad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7" table:style-name="ce13">
            <text:p>37</text:p>
          </table:table-cell>
          <table:table-cell office:value-type="string" table:style-name="ce13">
            <text:p>9.1.3.1 Información y rela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8" table:style-name="ce13">
            <text:p>38</text:p>
          </table:table-cell>
          <table:table-cell office:value-type="string" table:style-name="ce13">
            <text:p>9.1.3.2 Secuencia significativ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9" table:style-name="ce13">
            <text:p>39</text:p>
          </table:table-cell>
          <table:table-cell office:value-type="string" table:style-name="ce13">
            <text:p>9.1.3.3 Características sensorial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40" table:style-name="ce13">
            <text:p>40</text:p>
          </table:table-cell>
          <table:table-cell office:value-type="string" table:style-name="ce13">
            <text:p>9.1.3.4 Orienta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1" table:style-name="ce13">
            <text:p>41</text:p>
          </table:table-cell>
          <table:table-cell office:value-type="string" table:style-name="ce13">
            <text:p>9.1.3.5 Identificación del propósito de la entrad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42" table:style-name="ce13">
            <text:p>42</text:p>
          </table:table-cell>
          <table:table-cell office:value-type="string" table:style-name="ce13">
            <text:p>9.1.4.1 Uso del colo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43" table:style-name="ce13">
            <text:p>43</text:p>
          </table:table-cell>
          <table:table-cell office:value-type="string" table:style-name="ce13">
            <text:p>9.1.4.2 Control del audi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4" table:style-name="ce13">
            <text:p>44</text:p>
          </table:table-cell>
          <table:table-cell office:value-type="string" table:style-name="ce13">
            <text:p>9.1.4.3 Contraste (mínim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5" table:style-name="ce13">
            <text:p>45</text:p>
          </table:table-cell>
          <table:table-cell office:value-type="string" table:style-name="ce13">
            <text:p>9.1.4.4 Cambio de tamaño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6" table:style-name="ce13">
            <text:p>46</text:p>
          </table:table-cell>
          <table:table-cell office:value-type="string" table:style-name="ce13">
            <text:p>9.1.4.5 Imágenes de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7" table:style-name="ce13">
            <text:p>47</text:p>
          </table:table-cell>
          <table:table-cell office:value-type="string" table:style-name="ce13">
            <text:p>9.1.4.10 Reajuste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8" table:style-name="ce13">
            <text:p>48</text:p>
          </table:table-cell>
          <table:table-cell office:value-type="string" table:style-name="ce13">
            <text:p>9.1.4.11 Contraste no textual</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9" table:style-name="ce13">
            <text:p>49</text:p>
          </table:table-cell>
          <table:table-cell office:value-type="string" table:style-name="ce13">
            <text:p>9.1.4.12 Espaciado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50" table:style-name="ce13">
            <text:p>50</text:p>
          </table:table-cell>
          <table:table-cell office:value-type="string" table:style-name="ce13">
            <text:p>9.1.4.13 Contenido señalado con el puntero o que tiene 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1" table:style-name="ce13">
            <text:p>51</text:p>
          </table:table-cell>
          <table:table-cell office:value-type="string" table:style-name="ce13">
            <text:p>9.2.1.1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2" table:style-name="ce13">
            <text:p>52</text:p>
          </table:table-cell>
          <table:table-cell office:value-type="string" table:style-name="ce13">
            <text:p>9.2.1.2 Sin trampas para el foco del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3" table:style-name="ce13">
            <text:p>53</text:p>
          </table:table-cell>
          <table:table-cell office:value-type="string" table:style-name="ce13">
            <text:p>9.2.1.4 Atajos del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4" table:style-name="ce13">
            <text:p>54</text:p>
          </table:table-cell>
          <table:table-cell office:value-type="string" table:style-name="ce13">
            <text:p>9.2.2.1 Tiempo ajusta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5" table:style-name="ce13">
            <text:p>55</text:p>
          </table:table-cell>
          <table:table-cell office:value-type="string" table:style-name="ce13">
            <text:p>9.2.2.2 Poner en pausa, detener, oculta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6" table:style-name="ce13">
            <text:p>56</text:p>
          </table:table-cell>
          <table:table-cell office:value-type="string" table:style-name="ce13">
            <text:p>9.2.3.1 Umbral de tres destellos o men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7" table:style-name="ce13">
            <text:p>57</text:p>
          </table:table-cell>
          <table:table-cell office:value-type="string" table:style-name="ce13">
            <text:p>9.2.4.1 Evitar bloqu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8" table:style-name="ce13">
            <text:p>58</text:p>
          </table:table-cell>
          <table:table-cell office:value-type="string" table:style-name="ce13">
            <text:p>9.2.4.2 Titulado del docum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9" table:style-name="ce13">
            <text:p>59</text:p>
          </table:table-cell>
          <table:table-cell office:value-type="string" table:style-name="ce13">
            <text:p>9.2.4.3 Orden d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0" table:style-name="ce13">
            <text:p>60</text:p>
          </table:table-cell>
          <table:table-cell office:value-type="string" table:style-name="ce13">
            <text:p>9.2.4.4 Propósito de los enlaces (en con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61" table:style-name="ce13">
            <text:p>61</text:p>
          </table:table-cell>
          <table:table-cell office:value-type="string" table:style-name="ce13">
            <text:p>9.2.4.5 Múltiples ví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2" table:style-name="ce13">
            <text:p>62</text:p>
          </table:table-cell>
          <table:table-cell office:value-type="string" table:style-name="ce13">
            <text:p>9.2.4.6 Encabezados y etiquet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63" table:style-name="ce13">
            <text:p>63</text:p>
          </table:table-cell>
          <table:table-cell office:value-type="string" table:style-name="ce13">
            <text:p>9.2.4.7 Foco visi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4" table:style-name="ce13">
            <text:p>64</text:p>
          </table:table-cell>
          <table:table-cell office:value-type="string" table:style-name="ce13">
            <text:p>9.2.5.1 Gestos con el punter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5" table:style-name="ce13">
            <text:p>65</text:p>
          </table:table-cell>
          <table:table-cell office:value-type="string" table:style-name="ce13">
            <text:p>9.2.5.2 Cancelación del punter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6" table:style-name="ce13">
            <text:p>66</text:p>
          </table:table-cell>
          <table:table-cell office:value-type="string" table:style-name="ce13">
            <text:p>9.2.5.3 Inclusión de la etiqueta en el nombr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7" table:style-name="ce13">
            <text:p>67</text:p>
          </table:table-cell>
          <table:table-cell office:value-type="string" table:style-name="ce13">
            <text:p>9.2.5.4 Activación mediante movimi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8" table:style-name="ce13">
            <text:p>68</text:p>
          </table:table-cell>
          <table:table-cell office:value-type="string" table:style-name="ce13">
            <text:p>9.3.1.1 Idioma de la págin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9" table:style-name="ce13">
            <text:p>69</text:p>
          </table:table-cell>
          <table:table-cell office:value-type="string" table:style-name="ce13">
            <text:p>9.3.1.2 Idioma de las part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70" table:style-name="ce13">
            <text:p>70</text:p>
          </table:table-cell>
          <table:table-cell office:value-type="string" table:style-name="ce13">
            <text:p>9.3.2.1 Al recibir 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1" table:style-name="ce13">
            <text:p>71</text:p>
          </table:table-cell>
          <table:table-cell office:value-type="string" table:style-name="ce13">
            <text:p>9.3.2.2 Al recibir entrad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2" table:style-name="ce13">
            <text:p>72</text:p>
          </table:table-cell>
          <table:table-cell office:value-type="string" table:style-name="ce13">
            <text:p>9.3.2.3 Navegación coherent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3" table:style-name="ce13">
            <text:p>73</text:p>
          </table:table-cell>
          <table:table-cell office:value-type="string" table:style-name="ce13">
            <text:p>9.3.2.4 Identificación coherent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4" table:style-name="ce13">
            <text:p>74</text:p>
          </table:table-cell>
          <table:table-cell office:value-type="string" table:style-name="ce13">
            <text:p>9.3.3.1 Identificación de error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5" table:style-name="ce13">
            <text:p>75</text:p>
          </table:table-cell>
          <table:table-cell office:value-type="string" table:style-name="ce13">
            <text:p>9.3.3.2 Etiquetas o instruc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6" table:style-name="ce13">
            <text:p>76</text:p>
          </table:table-cell>
          <table:table-cell office:value-type="string" table:style-name="ce13">
            <text:p>9.3.3.3 Sugerencias ante error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77" table:style-name="ce13">
            <text:p>77</text:p>
          </table:table-cell>
          <table:table-cell office:value-type="string" table:style-name="ce13">
            <text:p>9.3.3.4. Prevención de errores (legales, financieros, de dat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78" table:style-name="ce13">
            <text:p>78</text:p>
          </table:table-cell>
          <table:table-cell office:value-type="string" table:style-name="ce13">
            <text:p>9.4.1.1 Procesami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9" table:style-name="ce13">
            <text:p>79</text:p>
          </table:table-cell>
          <table:table-cell office:value-type="string" table:style-name="ce13">
            <text:p>9.4.1.2 Nombre, función, valo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0" table:style-name="ce13">
            <text:p>80</text:p>
          </table:table-cell>
          <table:table-cell office:value-type="string" table:style-name="ce13">
            <text:p>9.4.1.3 Mensajes de est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81" table:style-name="ce13">
            <text:p>81</text:p>
          </table:table-cell>
          <table:table-cell office:value-type="string" table:style-name="ce13">
            <text:p>9.6 Requisitos de conformidad de las Pautas CAG</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2" table:style-name="ce13">
            <text:p>82</text:p>
          </table:table-cell>
          <table:table-cell office:value-type="string" table:style-name="ce13">
            <text:p>10.1.1.1 Contenido no textual</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3" table:style-name="ce13">
            <text:p>83</text:p>
          </table:table-cell>
          <table:table-cell office:value-type="string" table:style-name="ce13">
            <text:p>10.1.2.1 Solo audio y solo vídeo (grab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4" table:style-name="ce13">
            <text:p>84</text:p>
          </table:table-cell>
          <table:table-cell office:value-type="string" table:style-name="ce13">
            <text:p>10.1.2.2 Subtítulos (grabad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85" table:style-name="ce13">
            <text:p>85</text:p>
          </table:table-cell>
          <table:table-cell office:value-type="string" table:style-name="ce13">
            <text:p>10.1.2.3 Audiodescripción o contenido multimedia alternativo (grab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86" table:style-name="ce13">
            <text:p>86</text:p>
          </table:table-cell>
          <table:table-cell office:value-type="string" table:style-name="ce13">
            <text:p>10.1.2.5 Audiodescripción (grabad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7" table:style-name="ce13">
            <text:p>87</text:p>
          </table:table-cell>
          <table:table-cell office:value-type="string" table:style-name="ce13">
            <text:p>10.1.3.1 Información y rela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8" table:style-name="ce13">
            <text:p>88</text:p>
          </table:table-cell>
          <table:table-cell office:value-type="string" table:style-name="ce13">
            <text:p>10.1.3.2 Secuencia significativ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9" table:style-name="ce13">
            <text:p>89</text:p>
          </table:table-cell>
          <table:table-cell office:value-type="string" table:style-name="ce13">
            <text:p>10.1.3.3 Características sensorial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90" table:style-name="ce13">
            <text:p>90</text:p>
          </table:table-cell>
          <table:table-cell office:value-type="string" table:style-name="ce13">
            <text:p>10.1.3.4 Orienta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91" table:style-name="ce13">
            <text:p>91</text:p>
          </table:table-cell>
          <table:table-cell office:value-type="string" table:style-name="ce13">
            <text:p>10.1.3.5 Identificación del propósito de la entrad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92" table:style-name="ce13">
            <text:p>92</text:p>
          </table:table-cell>
          <table:table-cell office:value-type="string" table:style-name="ce13">
            <text:p>10.1.4.1 Uso del colo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3" table:style-name="ce13">
            <text:p>93</text:p>
          </table:table-cell>
          <table:table-cell office:value-type="string" table:style-name="ce13">
            <text:p>10.1.4.2 Control del audi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4" table:style-name="ce13">
            <text:p>94</text:p>
          </table:table-cell>
          <table:table-cell office:value-type="string" table:style-name="ce13">
            <text:p>10.1.4.3 Contraste (mínim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5" table:style-name="ce13">
            <text:p>95</text:p>
          </table:table-cell>
          <table:table-cell office:value-type="string" table:style-name="ce13">
            <text:p>10.1.4.4 Cambio de tamaño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6" table:style-name="ce13">
            <text:p>96</text:p>
          </table:table-cell>
          <table:table-cell office:value-type="string" table:style-name="ce13">
            <text:p>10.1.4.5 Imágenes de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7" table:style-name="ce13">
            <text:p>97</text:p>
          </table:table-cell>
          <table:table-cell office:value-type="string" table:style-name="ce13">
            <text:p>10.1.4.10 Reajuste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8" table:style-name="ce13">
            <text:p>98</text:p>
          </table:table-cell>
          <table:table-cell office:value-type="string" table:style-name="ce13">
            <text:p>10.1.4.11 Contraste no textual</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9" table:style-name="ce13">
            <text:p>99</text:p>
          </table:table-cell>
          <table:table-cell office:value-type="string" table:style-name="ce13">
            <text:p>10.1.4.12 Espaciado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100" table:style-name="ce13">
            <text:p>100</text:p>
          </table:table-cell>
          <table:table-cell office:value-type="string" table:style-name="ce13">
            <text:p>10.1.4.13 Contenido señalado con el puntero o que tiene 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01" table:style-name="ce13">
            <text:p>101</text:p>
          </table:table-cell>
          <table:table-cell office:value-type="string" table:style-name="ce13">
            <text:p>10.2.1.1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2" table:style-name="ce13">
            <text:p>102</text:p>
          </table:table-cell>
          <table:table-cell office:value-type="string" table:style-name="ce13">
            <text:p>10.2.1.2 Sin trampas para el foco del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3" table:style-name="ce13">
            <text:p>103</text:p>
          </table:table-cell>
          <table:table-cell office:value-type="string" table:style-name="ce13">
            <text:p>10.2.1.4 Atajos del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4" table:style-name="ce13">
            <text:p>104</text:p>
          </table:table-cell>
          <table:table-cell office:value-type="string" table:style-name="ce13">
            <text:p>10.2.2.1 Tiempo ajusta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5" table:style-name="ce13">
            <text:p>105</text:p>
          </table:table-cell>
          <table:table-cell office:value-type="string" table:style-name="ce13">
            <text:p>10.2.2.2 Poner en pausa, detener, oculta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6" table:style-name="ce13">
            <text:p>106</text:p>
          </table:table-cell>
          <table:table-cell office:value-type="string" table:style-name="ce13">
            <text:p>10.2.3.1 Umbral de tres destellos o men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7" table:style-name="ce13">
            <text:p>107</text:p>
          </table:table-cell>
          <table:table-cell office:value-type="string" table:style-name="ce13">
            <text:p>10.2.4.2 Titulado del docum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08" table:style-name="ce13">
            <text:p>108</text:p>
          </table:table-cell>
          <table:table-cell office:value-type="string" table:style-name="ce13">
            <text:p>10.2.4.3 Orden d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9" table:style-name="ce13">
            <text:p>109</text:p>
          </table:table-cell>
          <table:table-cell office:value-type="string" table:style-name="ce13">
            <text:p>10.2.4.4 Propósito de los enlaces (en con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0" table:style-name="ce13">
            <text:p>110</text:p>
          </table:table-cell>
          <table:table-cell office:value-type="string" table:style-name="ce13">
            <text:p>10.2.4.6 Encabezados y etiquet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11" table:style-name="ce13">
            <text:p>111</text:p>
          </table:table-cell>
          <table:table-cell office:value-type="string" table:style-name="ce13">
            <text:p>10.2.4.7 Foco visi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2" table:style-name="ce13">
            <text:p>112</text:p>
          </table:table-cell>
          <table:table-cell office:value-type="string" table:style-name="ce13">
            <text:p>10.2.5.1 Gestos con el punter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3" table:style-name="ce13">
            <text:p>113</text:p>
          </table:table-cell>
          <table:table-cell office:value-type="string" table:style-name="ce13">
            <text:p>10.2.5.2 Cancelación del punter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4" table:style-name="ce13">
            <text:p>114</text:p>
          </table:table-cell>
          <table:table-cell office:value-type="string" table:style-name="ce13">
            <text:p>10.2.5.3 Inclusión de la etiqueta en el nombr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5" table:style-name="ce13">
            <text:p>115</text:p>
          </table:table-cell>
          <table:table-cell office:value-type="string" table:style-name="ce13">
            <text:p>10.2.5.4 Activación mediante movimi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6" table:style-name="ce13">
            <text:p>116</text:p>
          </table:table-cell>
          <table:table-cell office:value-type="string" table:style-name="ce13">
            <text:p>10.3.1.1 Idioma de la págin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7" table:style-name="ce13">
            <text:p>117</text:p>
          </table:table-cell>
          <table:table-cell office:value-type="string" table:style-name="ce13">
            <text:p>10.3.1.2 Idioma de las part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8" table:style-name="ce13">
            <text:p>118</text:p>
          </table:table-cell>
          <table:table-cell office:value-type="string" table:style-name="ce13">
            <text:p>10.3.2.1 Al recibir 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9" table:style-name="ce13">
            <text:p>119</text:p>
          </table:table-cell>
          <table:table-cell office:value-type="string" table:style-name="ce13">
            <text:p>10.3.2.2 Al recibir entrad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0" table:style-name="ce13">
            <text:p>120</text:p>
          </table:table-cell>
          <table:table-cell office:value-type="string" table:style-name="ce13">
            <text:p>10.3.3.1 Identificación de error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1" table:style-name="ce13">
            <text:p>121</text:p>
          </table:table-cell>
          <table:table-cell office:value-type="string" table:style-name="ce13">
            <text:p>10.3.3.2 Etiquetas o instruc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2" table:style-name="ce13">
            <text:p>122</text:p>
          </table:table-cell>
          <table:table-cell office:value-type="string" table:style-name="ce13">
            <text:p>10.3.3.3 Sugerencias ante error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123" table:style-name="ce13">
            <text:p>123</text:p>
          </table:table-cell>
          <table:table-cell office:value-type="string" table:style-name="ce13">
            <text:p>10.3.3.4. Prevención de errores (legales, financieros, de dat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24" table:style-name="ce13">
            <text:p>124</text:p>
          </table:table-cell>
          <table:table-cell office:value-type="string" table:style-name="ce13">
            <text:p>10.4.1.1 Procesami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5" table:style-name="ce13">
            <text:p>125</text:p>
          </table:table-cell>
          <table:table-cell office:value-type="string" table:style-name="ce13">
            <text:p>10.4.1.2 Nombre, función, valo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6" table:style-name="ce13">
            <text:p>126</text:p>
          </table:table-cell>
          <table:table-cell office:value-type="string" table:style-name="ce13">
            <text:p>10.4.1.3 Mensajes de est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7" table:style-name="ce13">
            <text:p>127</text:p>
          </table:table-cell>
          <table:table-cell office:value-type="string" table:style-name="ce13">
            <text:p>11.7 Preferencias de usuari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8" table:style-name="ce13">
            <text:p>128</text:p>
          </table:table-cell>
          <table:table-cell office:value-type="string" table:style-name="ce13">
            <text:p>11.8.1 Tecnología de gestión de contenid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9" table:style-name="ce13">
            <text:p>129</text:p>
          </table:table-cell>
          <table:table-cell office:value-type="string" table:style-name="ce13">
            <text:p>11.8.2 Creación de contenidos accesibl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130" table:style-name="ce13">
            <text:p>130</text:p>
          </table:table-cell>
          <table:table-cell office:value-type="string" table:style-name="ce13">
            <text:p>11.8.3 Preservación de la información de accesibilidad durante las transforma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31" table:style-name="ce13">
            <text:p>131</text:p>
          </table:table-cell>
          <table:table-cell office:value-type="string" table:style-name="ce13">
            <text:p>11.8.4 Servicio de repara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32" table:style-name="ce13">
            <text:p>132</text:p>
          </table:table-cell>
          <table:table-cell office:value-type="string" table:style-name="ce13">
            <text:p>11.8.5 Plantill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133" table:style-name="ce13">
            <text:p>133</text:p>
          </table:table-cell>
          <table:table-cell office:value-type="string" table:style-name="ce13">
            <text:p>12.1.1 Características de accesibilidad y compati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34" table:style-name="ce13">
            <text:p>134</text:p>
          </table:table-cell>
          <table:table-cell office:value-type="string" table:style-name="ce13">
            <text:p>12.1.2 Documentación accesi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135" table:style-name="ce13">
            <text:p>135</text:p>
          </table:table-cell>
          <table:table-cell office:value-type="string" table:style-name="ce13">
            <text:p>12.2.2 Información sobre las características de accesibilidad y compati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36" table:style-name="ce13">
            <text:p>136</text:p>
          </table:table-cell>
          <table:table-cell office:value-type="string" table:style-name="ce13">
            <text:p>12.2.3 Comunicación efectiv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37" table:style-name="ce13">
            <text:p>137</text:p>
          </table:table-cell>
          <table:table-cell office:value-type="string" table:style-name="ce13">
            <text:p>12.2.4 Documentación accesi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number-rows-repeated="1048438"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l sitio web] se ha comprometido a hacer accesible su sitio web de conformidad con el Real Decreto 1112/2018, de 7 de septiembre, sobre accesibilidad de los sitios web y aplicaciones para dispositivos móviles del sector público.<text:s/></text:p>
            <text:p>La presente declaración de accesibilidad se aplica al sitio web [URL del sitio]</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6">
          <table:table-cell office:value-type="string" table:style-name="ce6">
            <text:p>Este sitio web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7">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6">
          <table:table-cell office:value-type="string" table:style-name="ce6">
            <text:p>En el enlace [ ] se encuentra un formulario para que cualquier persona interesada pueda comunicar cualquier problema o sugerencia sobre la accesibilidad del sitio web.</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6">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database-ranges>
        <table:database-range table:target-range-address="Procesos.A1:Procesos.C14" table:display-filter-buttons="true"/>
        <table:database-range table:target-range-address="Comentarios.A1:Comentarios.I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creator>JoseR</dc:creator>
    <meta:creation-date>2022-05-18T16:29:33Z</meta:creation-date>
    <dc:date>2022-05-18T16:29:33Z</dc:date>
  </office:meta>
</office:document-meta>
</file>